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>
      <style:text-properties officeooo:rsid="001093a3" officeooo:paragraph-rsid="001093a3"/>
    </style:style>
    <style:style style:name="P3" style:family="paragraph" style:parent-style-name="Standard">
      <style:text-properties officeooo:rsid="001093a3" officeooo:paragraph-rsid="001093a3"/>
    </style:style>
    <style:style style:name="P4" style:family="paragraph" style:parent-style-name="Standard">
      <style:text-properties officeooo:rsid="0011598f" officeooo:paragraph-rsid="0011598f"/>
    </style:style>
    <style:style style:name="T1" style:family="text">
      <style:text-properties fo:color="#000000" style:font-name="Consolas" fo:font-size="9.5pt" style:font-size-asian="9.5pt" fo:background-color="#ffffff"/>
    </style:style>
    <style:style style:name="T2" style:family="text">
      <style:text-properties fo:color="#000000" style:font-name="Consolas" fo:font-size="9.5pt" officeooo:rsid="0011598f" style:font-size-asian="9.5pt" fo:background-color="#ffffff"/>
    </style:style>
    <style:style style:name="T3" style:family="text">
      <style:text-properties officeooo:rsid="001093a3"/>
    </style:style>
    <style:style style:name="T4" style:family="text">
      <style:text-properties fo:color="#2b91af" style:font-name="Consolas" fo:font-size="9.5pt" style:font-size-asian="9.5pt" fo:background-color="#fffff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Time Read <text:s/>Repository – </text:p>
      <text:p text:style-name="Text_20_body">w konstruktorze ustalasz dla którego zawodnika mają zostać dodawane/pokazywane wyniki</text:p>
      <text:list xml:id="list3566957704" text:style-name="L1">
        <text:list-item>
          <text:p text:style-name="P1">GetAll zwróci wszystkie posortowane po czasie.</text:p>
        </text:list-item>
        <text:list-item>
          <text:p text:style-name="P1">Każdy odczyt ma typ do którego odwołujemy się za pośrednictwem TimeReadTypeEnum</text:p>
        </text:list-item>
        <text:list-item>
          <text:p text:style-name="P1">Unprocessed – został importowany, nie został przetworzony przez system,</text:p>
        </text:list-item>
        <text:list-item>
          <text:p text:style-name="P1">Significant – odczyt w przewidywanym miejscu i czasie</text:p>
        </text:list-item>
        <text:list-item>
          <text:p text:style-name="P1">NonsignificantBefore – odczyty przed czasem startu</text:p>
        </text:list-item>
        <text:list-item>
          <text:p text:style-name="P1">NonsignificantAfter – odczyty po zakończonym konkursie</text:p>
        </text:list-item>
        <text:list-item>
          <text:p text:style-name="P1">Repeated – odczyty które pojawiły się po jakimś Significant w czasie krótszym niż minuta (konfigurowalne)</text:p>
        </text:list-item>
        <text:list-item>
          <text:p text:style-name="P1"/>
        </text:list-item>
        <text:list-item>
          <text:p text:style-name="P1">Skipped – odczyty które nie spełniły warunku minimalnych czasów między bramkami</text:p>
        </text:list-item>
        <text:list-item>
          <text:p text:style-name="P1">Void – sztucznie dodane odczyty wskazujące na to że w tym miejscu powinien być jakiś odczyt którego nie ma w BD</text:p>
        </text:list-item>
      </text:list>
      <text:p text:style-name="Text_20_body"/>
      <text:p text:style-name="Text_20_body">//Zauważyłem, że w TimeRead mam pole Reader które powinno być <text:span text:style-name="T3">iść przez PK, poprawie to po lekcji</text:span></text:p>
      <text:p text:style-name="P2">Player Repository - </text:p>
      <text:p text:style-name="P2"><text:span text:style-name="T1">SetSelectedStartTimeAsync – ustawia wszystkim zawodnikom z tablicy podanej jako argument czas startu</text:span></text:p>
      <text:p text:style-name="P2"><text:span text:style-name="T1"/></text:p>
      <text:p text:style-name="P3"><text:span text:style-name="T1">GetAllByFilterAsync – zwraca tablice zawodników i całkowitą liczbę odnalezionych, </text:span></text:p>
      <text:p text:style-name="P2"/>
      <text:p text:style-name="P2"><text:tab/>w <text:span text:style-name="T1">PlayerFilterOptions jeśli ustawiony jest null wtedy nie uwzględnia danego kryterium w wyszukiwaniu, </text:span></text:p>
      <text:p text:style-name="P2"><text:span text:style-name="T1">przeciążona metody AddAsync i updateAsync które przyjmują encje do dystance i extraplayerinfo</text:span></text:p>
      <text:p text:style-name="P3"><text:span text:style-name="T1">UpdateFullCategoryForAll przelicza/aktualizuje wszystkim zawodnikom nową fullcategorie (jeśli zostanie zmieniona jakaś jej składowa) // może powinienem to wywoływac po mojej stronie</text:span></text:p>
      <text:p text:style-name="P3"><text:span text:style-name="T1"/></text:p>
      <text:p text:style-name="P3"><text:span text:style-name="T1">ImportTimeReadsAsync – podajesz nazwe pliku i (ence bramik) // </text:span><text:span text:style-name="T2">TODO</text:span></text:p>
      <text:p text:style-name="P3"><text:span text:style-name="T1">ImportPlayersAsync – tylko nazwa pliku</text:span></text:p>
      <text:p text:style-name="P3"><text:span text:style-name="T1"/></text:p>
      <text:p text:style-name="P3"><text:span text:style-name="T1">oba wrzucają całość do db</text:span></text:p>
      <text:p text:style-name="P3"><text:span text:style-name="T1"/></text:p>
      <text:p text:style-name="P3"><text:span text:style-name="T4">GateOrderItemRepository</text:span><text:span text:style-name="T1"> - </text:span></text:p>
      <text:p text:style-name="P3"><text:span text:style-name="T1">ReplaceBy – </text:span><text:span text:style-name="T2">zamienia wszystkie bramki na nowe odpowiednie, jedyne co trzeba w nich ustawić to ence do <text:s/>bramek i czasy (przed bramką)</text:span></text:p>
      <text:p text:style-name="P3"><text:span text:style-name="T2"/></text:p>
      <text:p text:style-name="P4"><text:span text:style-name="T1">Competition repository - </text:span></text:p>
      <text:p text:style-name="P4"><text:soft-page-break/><text:span text:style-name="T1">AddWithAgeCategoryCollection – tworzy nowe zawody <text:s/>z podanym szablonem kategorii wiekowych</text:span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>w wszystkich innych miejscach powinieneś używać funkcji z bazowego repository</text:span></text:p>
      <text:p text:style-name="P4"><text:span text:style-name="T1">wszystkie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8T14:36:31.811000000</meta:creation-date>
    <dc:date>2017-11-18T15:03:32.527000000</dc:date>
    <meta:editing-duration>PT6M</meta:editing-duration>
    <meta:editing-cycles>1</meta:editing-cycles>
    <meta:document-statistic meta:table-count="0" meta:image-count="0" meta:object-count="0" meta:page-count="2" meta:paragraph-count="28" meta:word-count="257" meta:character-count="1933" meta:non-whitespace-character-count="1688"/>
    <meta:generator>LibreOffice/5.4.3.2$Windows_x86 LibreOffice_project/92a7159f7e4af62137622921e809f8546db437e5</meta:generator>
  </office:meta>
</office:document-meta>
</file>